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0694in" svg:stroke-color="#4472c4" draw:marker-end="a481" svg:stroke-opacity="100%" draw:stroke-linejoin="miter" svg:stroke-linecap="butt"/>
    </style:style>
    <style:style style:family="graphic" style:name="a6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0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4472c4" draw:marker-end="a489" svg:stroke-opacity="100%" draw:stroke-linejoin="miter" svg:stroke-linecap="butt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0694in" svg:stroke-color="#4472c4" draw:marker-end="a511" svg:stroke-opacity="100%" draw:stroke-linejoin="miter" svg:stroke-linecap="but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6">
      <style:graphic-properties draw:fill="none" draw:stroke="solid" svg:stroke-width="0.00694in" svg:stroke-color="#4472c4" draw:marker-end="a515" svg:stroke-opacity="100%" draw:stroke-linejoin="miter" svg:stroke-linecap="butt"/>
    </style:style>
    <style:style style:family="text" style:name="a5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0694in" svg:stroke-color="#4472c4" draw:marker-end="a405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0694in" svg:stroke-color="#c55a11" draw:marker-end="a553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0694in" svg:stroke-color="#4472c4" draw:marker-end="a421" svg:stroke-opacity="100%" draw:stroke-linejoin="miter" svg:stroke-linecap="but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5">
      <style:graphic-properties draw:fill="none" draw:stroke="solid" svg:stroke-width="0.00694in" svg:stroke-color="#4472c4" draw:marker-end="a434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0694in" svg:stroke-color="#c55a11" draw:marker-end="a606" svg:stroke-opacity="100%" draw:stroke-linejoin="miter" svg:stroke-linecap="butt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draw:fill="none" draw:stroke="solid" svg:stroke-width="0.00694in" svg:stroke-color="#4472c4" draw:marker-end="a608" svg:stroke-opacity="100%" draw:stroke-linejoin="miter" svg:stroke-linecap="butt"/>
    </style:style>
    <style:style style:family="paragraph" style:name="a590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1">
      <style:graphic-properties draw:fill="none" draw:stroke="solid" svg:stroke-width="0.00694in" svg:stroke-color="#4472c4" draw:marker-end="a610" svg:stroke-opacity="100%" draw:stroke-linejoin="miter" svg:stroke-linecap="but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draw:fill="none" draw:stroke="solid" svg:stroke-width="0.00694in" svg:stroke-color="#4472c4" draw:marker-end="a453" svg:stroke-opacity="100%" draw:stroke-linejoin="miter" svg:stroke-linecap="butt"/>
    </style:style>
    <style:style style:family="graphic" style:name="a613">
      <style:graphic-properties draw:fill="none" draw:stroke="solid" svg:stroke-width="0.00694in" svg:stroke-color="#c55a11" draw:marker-end="a612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0694in" svg:stroke-color="#4472c4" draw:marker-end="a460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none" draw:stroke="solid" svg:stroke-width="0.00694in" svg:stroke-color="#4472c4" draw:marker-end="a620" svg:stroke-opacity="100%" draw:stroke-linejoin="miter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8">
      <style:graphic-properties draw:fill="none" draw:stroke="solid" svg:stroke-width="0.00694in" svg:stroke-color="#4472c4" draw:marker-end="a467" svg:stroke-opacity="100%" draw:stroke-linejoin="miter" svg:stroke-linecap="but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4472c4" draw:marker-end="a474" svg:stroke-opacity="100%" draw:stroke-linejoin="miter" svg:stroke-linecap="butt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6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5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1.17979in" svg:y="1.12414in" svg:width="0.17in" svg:height="5.99in" draw:id="id63" draw:style-name="a383" draw:name="Rectangle 3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in" svg:y="1.11in" svg:width="0.17in" svg:height="5.99in" draw:id="id64" draw:style-name="a386" draw:name="Rectangle 3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3583in" svg:y="1.0056in" svg:width="0.17in" svg:height="5.99in" draw:id="id65" draw:style-name="a389" draw:name="Rectangle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3" draw:name="TextBox 5" svg:x="2.28583in" svg:y="0.69219in" svg:width="1.85in" svg:height="0.40391in">
          <draw:text-box>
            <text:p text:style-name="a392" text:class-names="" text:cond-style-name=""><text:span text:style-name="a390" text:class-names="">Game manager</text:span><text:span text:style-name="a391" text:class-names=""/></text:p>
          </draw:text-box>
          <svg:title/>
          <svg:desc/>
        </draw:frame>
        <draw:frame draw:id="id67" draw:style-name="a397" draw:name="TextBox 6" svg:x="6.52125in" svg:y="0.6017in" svg:width="1.60167in" svg:height="0.40391in">
          <draw:text-box>
            <text:p text:style-name="a396" text:class-names="" text:cond-style-name=""><text:span text:style-name="a394" text:class-names="">Han</text:span><text:span text:style-name="a395" text:class-names="">d</text:span></text:p>
          </draw:text-box>
          <svg:title/>
          <svg:desc/>
        </draw:frame>
        <draw:frame draw:id="id68" draw:style-name="a401" draw:name="TextBox 7" svg:x="4.51542in" svg:y="0.65219in" svg:width="1.37in" svg:height="0.40391in">
          <draw:text-box>
            <text:p text:style-name="a400" text:class-names="" text:cond-style-name=""><text:span text:style-name="a398" text:class-names="">Participant</text:span><text:span text:style-name="a399" text:class-names=""/></text:p>
          </draw:text-box>
          <svg:title/>
          <svg:desc/>
        </draw:frame>
        <draw:custom-shape svg:x="5.11542in" svg:y="1.0056in" svg:width="0.17in" svg:height="5.99in" draw:id="id69" draw:style-name="a404" draw:name="Rectangle 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5in" svg:y1="1.61in" svg:x2="5.11542in" svg:y2="1.61in" draw:id="id70" draw:style-name="a406" draw:name="Straight Arrow Connector 10">
          <svg:title/>
          <svg:desc/>
        </draw:connector>
        <draw:connector draw:type="line" svg:x1="5.28542in" svg:y1="1.61in" svg:x2="7.15083in" svg:y2="1.61in" draw:id="id71" draw:style-name="a408" draw:name="Straight Arrow Connector 12">
          <svg:title/>
          <svg:desc/>
        </draw:connector>
        <draw:frame draw:id="id72" draw:style-name="a415" draw:name="TextBox 13" svg:x="3.50404in" svg:y="1.20609in" svg:width="1.34509in" svg:height="0.40391in">
          <draw:text-box>
            <text:p text:style-name="a414" text:class-names="" text:cond-style-name=""><text:span text:style-name="a409" text:class-names="">dra</text:span><text:span text:style-name="a410" text:class-names="">w</text:span><text:span text:style-name="a411" text:class-names="">Card</text:span><text:span text:style-name="a412" text:class-names="">()</text:span><text:span text:style-name="a413" text:class-names=""/></text:p>
          </draw:text-box>
          <svg:title/>
          <svg:desc/>
        </draw:frame>
        <draw:frame draw:id="id73" draw:style-name="a420" draw:name="TextBox 14" svg:x="5.61255in" svg:y="1.20609in" svg:width="1.32574in" svg:height="0.40391in">
          <draw:text-box>
            <text:p text:style-name="a419" text:class-names="" text:cond-style-name=""><text:span text:style-name="a416" text:class-names="">getsHand</text:span><text:span text:style-name="a417" text:class-names="">()</text:span><text:span text:style-name="a418" text:class-names=""/></text:p>
          </draw:text-box>
          <svg:title/>
          <svg:desc/>
        </draw:frame>
        <draw:connector draw:type="line" svg:x1="7.15083in" svg:y1="2.09in" svg:x2="5.4in" svg:y2="2.09in" draw:id="id74" draw:style-name="a422" draw:name="Straight Arrow Connector 16">
          <svg:title/>
          <svg:desc/>
        </draw:connector>
        <draw:frame draw:id="id75" draw:style-name="a427" draw:name="TextBox 17" svg:x="5.43707in" svg:y="1.68609in" svg:width="1.64711in" svg:height="0.40391in">
          <draw:text-box>
            <text:p text:style-name="a426" text:class-names="" text:cond-style-name=""><text:span text:style-name="a423" text:class-names="">returnsHand</text:span><text:span text:style-name="a424" text:class-names="">()</text:span><text:span text:style-name="a425" text:class-names=""/></text:p>
          </draw:text-box>
          <svg:title/>
          <svg:desc/>
        </draw:frame>
        <draw:connector draw:type="line" svg:x1="5.11542in" svg:y1="3.1in" svg:x2="3.25in" svg:y2="3.1in" draw:id="id76" draw:style-name="a429" draw:name="Straight Arrow Connector 31">
          <svg:title/>
          <svg:desc/>
        </draw:connector>
        <draw:frame draw:id="id77" draw:style-name="a433" draw:name="TextBox 35" svg:x="0.33542in" svg:y="0.70609in" svg:width="1.85in" svg:height="0.40391in">
          <draw:text-box>
            <text:p text:style-name="a432" text:class-names="" text:cond-style-name=""><text:span text:style-name="a430" text:class-names="">GUI</text:span><text:span text:style-name="a431" text:class-names=""/></text:p>
          </draw:text-box>
          <svg:title/>
          <svg:desc/>
        </draw:frame>
        <draw:connector draw:type="line" svg:x1="3.08in" svg:y1="3.1in" svg:x2="1.43479in" svg:y2="3.1in" draw:id="id78" draw:style-name="a435" draw:name="Straight Arrow Connector 37">
          <svg:title/>
          <svg:desc/>
        </draw:connector>
        <draw:frame draw:id="id79" draw:style-name="a440" draw:name="TextBox 39" svg:x="3.42477in" svg:y="2.69609in" svg:width="1.61163in" svg:height="0.40391in">
          <draw:text-box>
            <text:p text:style-name="a439" text:class-names="" text:cond-style-name=""><text:span text:style-name="a436" text:class-names="">removeCard</text:span><text:span text:style-name="a437" text:class-names="">()</text:span><text:span text:style-name="a438" text:class-names=""/></text:p>
          </draw:text-box>
          <svg:title/>
          <svg:desc/>
        </draw:frame>
        <draw:frame draw:id="id80" draw:style-name="a445" draw:name="TextBox 40" svg:x="1.47108in" svg:y="2.72in" svg:width="1.56065in" svg:height="0.40391in">
          <draw:text-box>
            <text:p text:style-name="a444" text:class-names="" text:cond-style-name=""><text:span text:style-name="a441" text:class-names="">chooseCard</text:span><text:span text:style-name="a442" text:class-names="">()</text:span><text:span text:style-name="a443" text:class-names=""/></text:p>
          </draw:text-box>
          <svg:title/>
          <svg:desc/>
        </draw:frame>
        <draw:custom-shape svg:x="0.80007in" svg:y="2.49905in" svg:width="7.15993in" svg:height="1.56095in" draw:id="id81" draw:style-name="a448" draw:name="Rectangle 41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52" draw:name="TextBox 43" svg:x="0.7913in" svg:y="2.45145in" svg:width="0.46491in" svg:height="0.40391in">
          <draw:text-box>
            <text:p text:style-name="a451" text:class-names="" text:cond-style-name=""><text:span text:style-name="a449" text:class-names="">alt</text:span><text:span text:style-name="a450" text:class-names=""/></text:p>
          </draw:text-box>
          <svg:title/>
          <svg:desc/>
        </draw:frame>
        <draw:connector draw:type="line" svg:x1="3.25in" svg:y1="3.75in" svg:x2="5.11542in" svg:y2="3.75in" draw:id="id83" draw:style-name="a454" draw:name="Straight Arrow Connector 45">
          <svg:title/>
          <svg:desc/>
        </draw:connector>
        <draw:frame draw:id="id84" draw:style-name="a459" draw:name="TextBox 47" svg:x="3.43334in" svg:y="3.41609in" svg:width="1.54894in" svg:height="0.40391in">
          <draw:text-box>
            <text:p text:style-name="a458" text:class-names="" text:cond-style-name=""><text:span text:style-name="a455" text:class-names="">returnHand</text:span><text:span text:style-name="a456" text:class-names="">()</text:span><text:span text:style-name="a457" text:class-names=""/></text:p>
          </draw:text-box>
          <svg:title/>
          <svg:desc/>
        </draw:frame>
        <draw:connector draw:type="line" svg:x1="1.19895in" svg:y1="3.75in" svg:x2="3.06437in" svg:y2="3.75in" draw:id="id85" draw:style-name="a461" draw:name="Straight Arrow Connector 57">
          <svg:title/>
          <svg:desc/>
        </draw:connector>
        <draw:frame draw:id="id86" draw:style-name="a466" draw:name="TextBox 58" svg:x="1.38229in" svg:y="3.41609in" svg:width="1.54894in" svg:height="0.40391in">
          <draw:text-box>
            <text:p text:style-name="a465" text:class-names="" text:cond-style-name=""><text:span text:style-name="a462" text:class-names="">returnHand</text:span><text:span text:style-name="a463" text:class-names="">()</text:span><text:span text:style-name="a464" text:class-names=""/></text:p>
          </draw:text-box>
          <svg:title/>
          <svg:desc/>
        </draw:frame>
        <draw:connector draw:type="line" svg:x1="3.25in" svg:y1="4.54286in" svg:x2="1.34979in" svg:y2="4.54286in" draw:id="id87" draw:style-name="a468" draw:name="Straight Arrow Connector 60">
          <svg:title/>
          <svg:desc/>
        </draw:connector>
        <draw:frame draw:id="id88" draw:style-name="a473" draw:name="TextBox 62" svg:x="1.37767in" svg:y="4.17318in" svg:width="1.74816in" svg:height="0.40391in">
          <draw:text-box>
            <text:p text:style-name="a472" text:class-names="" text:cond-style-name=""><text:span text:style-name="a469" text:class-names="">chooseAction</text:span><text:span text:style-name="a470" text:class-names="">()</text:span><text:span text:style-name="a471" text:class-names=""/></text:p>
          </draw:text-box>
          <svg:title/>
          <svg:desc/>
        </draw:frame>
        <draw:connector draw:type="line" svg:x1="1.34017in" svg:y1="5.6923in" svg:x2="2.99423in" svg:y2="5.6923in" draw:id="id89" draw:style-name="a475" draw:name="Straight Arrow Connector 64">
          <svg:title/>
          <svg:desc/>
        </draw:connector>
        <draw:frame draw:id="id90" draw:style-name="a480" draw:name="TextBox 65" svg:x="1.30888in" svg:y="5.31781in" svg:width="1.75166in" svg:height="0.40391in">
          <draw:text-box>
            <text:p text:style-name="a479" text:class-names="" text:cond-style-name=""><text:span text:style-name="a476" text:class-names="">actionChosen</text:span><text:span text:style-name="a477" text:class-names="">()</text:span><text:span text:style-name="a478" text:class-names=""/></text:p>
          </draw:text-box>
          <svg:title/>
          <svg:desc/>
        </draw:frame>
        <draw:connector draw:type="line" svg:x1="3.21833in" svg:y1="5.71552in" svg:x2="5.07792in" svg:y2="5.71092in" draw:id="id91" draw:style-name="a482" draw:name="Straight Arrow Connector 66">
          <svg:title/>
          <svg:desc/>
        </draw:connector>
        <draw:frame draw:id="id92" draw:style-name="a487" draw:name="TextBox 67" svg:x="3.29546in" svg:y="5.3261in" svg:width="1.37574in" svg:height="0.40391in">
          <draw:text-box>
            <text:p text:style-name="a486" text:class-names="" text:cond-style-name=""><text:span text:style-name="a483" text:class-names="">takeMove</text:span><text:span text:style-name="a484" text:class-names="">()</text:span><text:span text:style-name="a485" text:class-names=""/></text:p>
          </draw:text-box>
          <svg:title/>
          <svg:desc/>
        </draw:frame>
        <draw:connector draw:type="line" svg:x1="5.28542in" svg:y1="6.49001in" svg:x2="5.88542in" svg:y2="6.49001in" draw:id="id93" draw:style-name="a488" draw:name="Straight Connector 69">
          <svg:title/>
          <svg:desc/>
        </draw:connector>
        <draw:connector draw:type="line" svg:x1="5.88542in" svg:y1="6.71657in" svg:x2="5.33606in" svg:y2="6.71657in" draw:id="id94" draw:style-name="a490" draw:name="Straight Arrow Connector 71">
          <svg:title/>
          <svg:desc/>
        </draw:connector>
        <draw:custom-shape svg:x="0.80007in" svg:y="4.22498in" svg:width="7.15624in" svg:height="3.11945in" draw:id="id95" draw:style-name="a493" draw:name="Rectangle 72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497" draw:name="TextBox 73" svg:x="0.76157in" svg:y="4.17318in" svg:width="0.49464in" svg:height="0.40391in">
          <draw:text-box>
            <text:p text:style-name="a496" text:class-names="" text:cond-style-name=""><text:span text:style-name="a494" text:class-names="">for</text:span><text:span text:style-name="a495" text:class-names=""/></text:p>
          </draw:text-box>
          <svg:title/>
          <svg:desc/>
        </draw:frame>
        <draw:frame draw:id="id97" draw:style-name="a501" draw:name="TextBox 74" svg:x="5.8251in" svg:y="6.34769in" svg:width="0.92765in" svg:height="0.40391in">
          <draw:text-box>
            <text:p text:style-name="a500" text:class-names="" text:cond-style-name=""><text:span text:style-name="a498" text:class-names="">move()</text:span><text:span text:style-name="a499" text:class-names=""/></text:p>
          </draw:text-box>
          <svg:title/>
          <svg:desc/>
        </draw:frame>
        <draw:connector draw:type="line" svg:x1="1.34979in" svg:y1="4.7062in" svg:x2="1.94979in" svg:y2="4.7062in" draw:id="id98" draw:style-name="a502" draw:name="Straight Connector 76">
          <svg:title/>
          <svg:desc/>
        </draw:connector>
        <draw:connector draw:type="line" svg:x1="1.94979in" svg:y1="4.7062in" svg:x2="1.94979in" svg:y2="5.10476in" draw:id="id99" draw:style-name="a503" draw:name="Straight Connector 77">
          <svg:title/>
          <svg:desc/>
        </draw:connector>
        <draw:connector draw:type="line" svg:x1="1.94979in" svg:y1="5.09524in" svg:x2="1.34979in" svg:y2="5.09524in" draw:id="id100" draw:style-name="a505" draw:name="Straight Arrow Connector 78">
          <svg:title/>
          <svg:desc/>
        </draw:connector>
        <draw:frame draw:id="id101" draw:style-name="a510" draw:name="TextBox 100" svg:x="1.28641in" svg:y="4.71413in" svg:width="1.99885in" svg:height="0.40391in">
          <draw:text-box>
            <text:p text:style-name="a509" text:class-names="" text:cond-style-name=""><text:span text:style-name="a506" text:class-names="">checkNoActions</text:span><text:span text:style-name="a507" text:class-names="">(</text:span><text:span text:style-name="a508" text:class-names="">)</text:span></text:p>
          </draw:text-box>
          <svg:title/>
          <svg:desc/>
        </draw:frame>
        <draw:connector draw:type="line" svg:x1="3.25in" svg:y1="6.49001in" svg:x2="5.11542in" svg:y2="6.49001in" draw:id="id102" draw:style-name="a512" draw:name="Straight Arrow Connector 102">
          <svg:title/>
          <svg:desc/>
        </draw:connector>
        <draw:connector draw:type="line" svg:x1="7.43285in" svg:y1="1.63276in" svg:x2="8.03285in" svg:y2="1.63276in" draw:id="id103" draw:style-name="a513" draw:name="Straight Connector 103">
          <svg:title/>
          <svg:desc/>
        </draw:connector>
        <draw:connector draw:type="line" svg:x1="8.03285in" svg:y1="1.62663in" svg:x2="8.03285in" svg:y2="1.91439in" draw:id="id104" draw:style-name="a514" draw:name="Straight Connector 104">
          <svg:title/>
          <svg:desc/>
        </draw:connector>
        <draw:connector draw:type="line" svg:x1="8.03285in" svg:y1="1.93052in" svg:x2="7.43285in" svg:y2="1.93052in" draw:id="id105" draw:style-name="a516" draw:name="Straight Arrow Connector 105">
          <svg:title/>
          <svg:desc/>
        </draw:connector>
        <draw:frame draw:id="id106" draw:style-name="a521" draw:name="TextBox 107" svg:x="7.55749in" svg:y="1.28219in" svg:width="1.73771in" svg:height="0.40391in">
          <draw:text-box>
            <text:p text:style-name="a520" text:class-names="" text:cond-style-name=""><text:span text:style-name="a517" text:class-names="">cardObserver</text:span><text:span text:style-name="a518" text:class-names="">(</text:span><text:span text:style-name="a519" text:class-names="">)</text:span></text:p>
          </draw:text-box>
          <svg:title/>
          <svg:desc/>
        </draw:frame>
        <draw:frame draw:id="id107" draw:style-name="a551" draw:name="TextBox 108" svg:x="9.35625in" svg:y="0.70609in" svg:width="3.30089in" svg:height="2.52441in">
          <draw:text-box>
            <text:p text:style-name="a523" text:class-names="" text:cond-style-name=""><text:span text:style-name="a522" text:class-names="">Observers I</text:span></text:p>
            <text:list text:style-name="a527">
              <text:list-item>
                <text:p text:style-name="a526" text:class-names="" text:cond-style-name=""><text:span text:style-name="a524" text:class-names="">FloodCard</text:span><text:span text:style-name="a525" text:class-names="">: status</text:span></text:p>
              </text:list-item>
            </text:list>
            <text:list text:style-name="a540">
              <text:list-item>
                <text:p text:style-name="a539" text:class-names="" text:cond-style-name=""><text:span text:style-name="a528" text:class-names="">TreasureCards</text:span><text:span text:style-name="a529" text:class-names="">:</text:span><text:span text:style-name="a530" text:class-names=""><text:s text:c="1"/></text:span><text:span text:style-name="a531" text:class-names="">how</text:span><text:span text:style-name="a532" text:class-names=""><text:s text:c="1"/></text:span><text:span text:style-name="a533" text:class-names="">many</text:span><text:span text:style-name="a534" text:class-names=""><text:s text:c="1"/></text:span><text:span text:style-name="a535" text:class-names="">each</text:span><text:span text:style-name="a536" text:class-names=""><text:s text:c="1"/></text:span><text:span text:style-name="a537" text:class-names="">user</text:span><text:span text:style-name="a538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1" text:class-names="">tooManyCards</text:span><text:span text:style-name="a542" text:class-names="">: less/ = 5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Check adjacent tiles are not removed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  <draw:connector draw:type="line" svg:x1="5.88542in" svg:y1="6.49001in" svg:x2="5.88542in" svg:y2="6.71228in" draw:id="id108" draw:style-name="a552" draw:name="Straight Connector 113">
          <svg:title/>
          <svg:desc/>
        </draw:connector>
        <draw:connector draw:type="line" svg:x1="9.35625in" svg:y1="1.9683in" draw:start-shape="id107" draw:start-glue-point="3" svg:x2="8.42634in" svg:y2="1.68609in" draw:end-shape="id106" draw:end-glue-point="2" draw:id="id109" draw:style-name="a554" draw:name="Straight Arrow Connector 117">
          <svg:title/>
          <svg:desc/>
        </draw:connector>
        <draw:frame draw:id="id110" draw:style-name="a605" draw:name="TextBox 118" svg:x="8.85089in" svg:y="3.50242in" svg:width="4.05922in" svg:height="4.34199in">
          <draw:text-box>
            <text:list text:style-name="a558">
              <text:list-item>
                <text:p text:style-name="a557" text:class-names="" text:cond-style-name=""><text:span text:style-name="a555" text:class-names="">CheckRelevantTiles</text:span><text:span text:style-name="a556" text:class-names=""><text:s text:c="1"/>in Participant</text:span></text:p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59" text:class-names="">Participant: If movement: check Tiles surrounding</text:span><text:span text:style-name="a560" text:class-names=""><text:s text:c="1"/></text:span><text:span text:style-name="a561" text:class-names="">user are not removed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64" text:class-names="">Only give</text:span><text:span text:style-name="a565" text:class-names=""><text:s text:c="1"/></text:span><text:span text:style-name="a566" text:class-names="">rel.</text:span><text:span text:style-name="a567" text:class-names=""><text:s text:c="1"/></text:span><text:span text:style-name="a568" text:class-names="">directions</text:span><text:span text:style-name="a569" text:class-names=""><text:s text:c="1"/></text:span><text:span text:style-name="a570" text:class-names="">back</text:span><text:span text:style-name="a571" text:class-names=""><text:s text:c="1"/></text:span><text:span text:style-name="a572" text:class-names="">(up down left right)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75" text:class-names="">If no</text:span><text:span text:style-name="a576" text:class-names=""><text:s text:c="1"/></text:span><text:span text:style-name="a577" text:class-names="">rel.</text:span><text:span text:style-name="a578" text:class-names=""><text:s text:c="1"/></text:span><text:span text:style-name="a579" text:class-names="">tiles</text:span><text:span text:style-name="a580" text:class-names=""><text:s text:c="1"/></text:span><text:span text:style-name="a581" text:class-names="">– game</text:span><text:span text:style-name="a582" text:class-names=""><text:s text:c="1"/></text:span><text:span text:style-name="a583" text:class-names="">is</text:span><text:span text:style-name="a584" text:class-names=""><text:s text:c="1"/></text:span><text:span text:style-name="a585" text:class-names="">over</text:span><text:span text:style-name="a586" text:class-names=""><text:s text:c="1"/></text:span><text:span text:style-name="a587" text:class-names="">unless</text:span><text:span text:style-name="a588" text:class-names=""><text:s text:c="1"/></text:span><text:span text:style-name="a589" text:class-names="">pilot – returns loc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2" text:class-names="">GAME</text:span><text:span text:style-name="a593" text:class-names=""><text:s text:c="1"/></text:span><text:span text:style-name="a594" text:class-names="">OVER</text:span><text:span text:style-name="a595" text:class-names=""><text:s text:c="1"/></text:span><text:span text:style-name="a596" text:class-names="">check if no locations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8.85089in" svg:y1="5.67341in" draw:start-shape="id110" draw:start-glue-point="3" svg:x2="5.36634in" svg:y2="6.02758in" draw:end-shape="id111" draw:end-glue-point="1" draw:id="id112" draw:style-name="a607" draw:name="Straight Arrow Connector 120">
          <svg:title/>
          <svg:desc/>
        </draw:connector>
        <draw:connector draw:type="line" svg:x1="5.11542in" svg:y1="5.91381in" svg:x2="3.25in" svg:y2="5.91381in" draw:id="id113" draw:style-name="a609" draw:name="Straight Arrow Connector 128">
          <svg:title/>
          <svg:desc/>
        </draw:connector>
        <draw:connector draw:type="line" svg:x1="3.25in" svg:y1="5.92763in" svg:x2="1.38458in" svg:y2="5.92763in" draw:id="id114" draw:style-name="a611" draw:name="Straight Arrow Connector 130">
          <svg:title/>
          <svg:desc/>
        </draw:connector>
        <draw:connector draw:type="line" svg:x1="-0.18239in" svg:y1="2.69609in" svg:x2="3.21833in" svg:y2="5.77248in" draw:end-shape="id115" draw:end-glue-point="0" draw:id="id116" draw:style-name="a613" draw:name="Straight Arrow Connector 134">
          <svg:title/>
          <svg:desc/>
        </draw:connector>
        <draw:frame draw:id="id117" draw:style-name="a619" draw:name="TextBox 137" svg:x="-0.81776in" svg:y="1.9683in" svg:width="1.46984in" svg:height="0.70684in">
          <draw:text-box>
            <text:p text:style-name="a615" text:class-names="" text:cond-style-name=""><text:span text:style-name="a614" text:class-names="">If empty,<text:s text:c="1"/></text:span></text:p>
            <text:p text:style-name="a618" text:class-names="" text:cond-style-name=""><text:span text:style-name="a616" text:class-names="">GAME OVER</text:span><text:span text:style-name="a617" text:class-names=""/></text:p>
          </draw:text-box>
          <svg:title/>
          <svg:desc/>
        </draw:frame>
        <draw:connector draw:type="line" svg:x1="1.34979in" svg:y1="6.49001in" svg:x2="3.06054in" svg:y2="6.49001in" draw:id="id118" draw:style-name="a621" draw:name="Straight Arrow Connector 139">
          <svg:title/>
          <svg:desc/>
        </draw:connector>
        <draw:frame draw:id="id119" draw:style-name="a626" draw:name="TextBox 142" svg:x="3.25217in" svg:y="6.38975in" svg:width="1.90965in" svg:height="0.40391in">
          <draw:text-box>
            <text:p text:style-name="a625" text:class-names="" text:cond-style-name=""><text:span text:style-name="a622" text:class-names="">chosenPosition</text:span><text:span text:style-name="a623" text:class-names="">()</text:span><text:span text:style-name="a624" text:class-names=""/></text:p>
          </draw:text-box>
          <svg:title/>
          <svg:desc/>
        </draw:frame>
        <draw:frame draw:id="id120" draw:style-name="a633" draw:name="TextBox 143" svg:x="1.08033in" svg:y="6.10034in" svg:width="2.36257in" svg:height="0.40391in">
          <draw:text-box>
            <text:p text:style-name="a632" text:class-names="" text:cond-style-name=""><text:span text:style-name="a627" text:class-names="">relevant</text:span><text:span text:style-name="a628" text:class-names="">P</text:span><text:span text:style-name="a629" text:class-names="">ositionList</text:span><text:span text:style-name="a630" text:class-names="">()</text:span><text:span text:style-name="a631" text:class-names=""/></text:p>
          </draw:text-box>
          <svg:title/>
          <svg:desc/>
        </draw:frame>
        <draw:custom-shape svg:x="2.86858in" svg:y="5.77248in" svg:width="0.69949in" svg:height="0.36057in" draw:id="id115" draw:style-name="a636" draw:name="Rectangle 13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641" draw:name="TextBox 129" svg:x="3.07242in" svg:y="5.82563in" svg:width="2.29392in" svg:height="0.40391in">
          <draw:text-box>
            <text:p text:style-name="a640" text:class-names="" text:cond-style-name=""><text:span text:style-name="a637" text:class-names="">checkRelevantTiles</text:span><text:span text:style-name="a638" text:class-names="">()</text:span><text:span text:style-name="a639" text:class-names=""/></text:p>
          </draw:text-box>
          <svg:title/>
          <svg:desc/>
        </draw:frame>
        <draw:frame draw:id="id121" draw:style-name="a647" draw:name="TextBox 131" svg:x="1.454in" svg:y="5.82563in" svg:width="1.67965in" svg:height="0.40391in">
          <draw:text-box>
            <text:p text:style-name="a646" text:class-names="" text:cond-style-name=""><text:span text:style-name="a642" text:class-names="">showRelTile</text:span><text:span text:style-name="a643" text:class-names="">s</text:span><text:span text:style-name="a644" text:class-names="">()</text:span><text:span text:style-name="a645" text:class-names=""/></text:p>
          </draw:text-box>
          <svg:title/>
          <svg:desc/>
        </draw:frame>
        <draw:custom-shape svg:x="0.97212in" svg:y="5.82054in" svg:width="5.78063in" svg:height="1.32728in" draw:id="id122" draw:style-name="a650" draw:name="Rectangle 145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5" svg:viewBox="0 0 20 30" svg:d="m10 0-10 30h20z"/>
    <draw:marker draw:name="a511" svg:viewBox="0 0 20 30" svg:d="m10 0-10 30h20z"/>
    <draw:marker draw:name="a481" svg:viewBox="0 0 20 30" svg:d="m10 0-10 30h20z"/>
    <draw:marker draw:name="a407" svg:viewBox="0 0 20 30" svg:d="m10 0-10 30h20z"/>
    <draw:marker draw:name="a620" svg:viewBox="0 0 20 30" svg:d="m10 0-10 30h20z"/>
    <draw:marker draw:name="a515" svg:viewBox="0 0 20 30" svg:d="m10 0-10 30h20z"/>
    <draw:marker draw:name="a553" svg:viewBox="0 0 20 30" svg:d="m10 0-10 30h20z"/>
    <draw:marker draw:name="a489" svg:viewBox="0 0 20 30" svg:d="m10 0-10 30h20z"/>
    <draw:marker draw:name="a434" svg:viewBox="0 0 20 30" svg:d="m10 0-10 30h20z"/>
    <draw:marker draw:name="a610" svg:viewBox="0 0 20 30" svg:d="m10 0-10 30h20z"/>
    <draw:marker draw:name="a504" svg:viewBox="0 0 20 30" svg:d="m10 0-10 30h20z"/>
    <draw:marker draw:name="a474" svg:viewBox="0 0 20 30" svg:d="m10 0-10 30h20z"/>
    <draw:marker draw:name="a612" svg:viewBox="0 0 20 30" svg:d="m10 0-10 30h20z"/>
    <draw:marker draw:name="a421" svg:viewBox="0 0 20 30" svg:d="m10 0-10 30h20z"/>
    <draw:marker draw:name="a460" svg:viewBox="0 0 20 30" svg:d="m10 0-10 30h20z"/>
    <draw:marker draw:name="a428" svg:viewBox="0 0 20 30" svg:d="m10 0-10 30h20z"/>
    <draw:marker draw:name="a467" svg:viewBox="0 0 20 30" svg:d="m10 0-10 30h20z"/>
    <draw:marker draw:name="a606" svg:viewBox="0 0 20 30" svg:d="m10 0-10 30h20z"/>
    <draw:marker draw:name="a608" svg:viewBox="0 0 20 30" svg:d="m10 0-10 30h20z"/>
    <draw:marker draw:name="a45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oibhe Turner-Heaney</meta:initial-creator>
    <dc:creator>Aoibhe Turner-Heaney</dc:creator>
    <meta:creation-date>2020-12-04T15:30:22Z</meta:creation-date>
    <dc:date>2020-12-04T16:54:07Z</dc:date>
    <meta:editing-cycles>1</meta:editing-cycles>
    <meta:editing-duration>PT5025S</meta:editing-duration>
    <meta:document-statistic meta:paragraph-count="35" meta:word-count="116"/>
  </office:meta>
</office:document-meta>
</file>